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erAspect.incrementTestBeanInvocationsCount( Collection &lt; ? super TestBean &gt;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Aspect.incrementGetNumbersInvocationsCount( Collection &lt; ? extends Number &gt;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Aspect.incrementGetStringsInvocationsCount( Collection &lt; String &gt;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ReturningGenericTypeMatchingTests.returnTypeLowerBound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fterReturningGenericTypeMatchingTests.returnTypeExact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ReturnTypeVariationClass.getInte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Aspect.incrementGetRawsInvocationsCount( Collection &lt; ? &gt;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turnTypeVariationClass.get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ReturnTypeVariationClass.getEmploye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ReturningGenericTypeMatchingTests.returnTypeUpperBound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terReturningGenericTypeMatching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terReturningGenericTypeMatchingTests.returnTypeRawMatc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ReturnTypeVariationClass.getTest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Aspec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unterAspect.any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fterReturningGenericTypeMatch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unterAspect.incrementGetIntegersInvocationsCount( Collection &lt; Integer &gt; r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